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STITUTO DE EDUCACION SUPERIOR TECNOLOGICO PUBLICO DANIEL VILL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2061822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RA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1332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JUELO RISCO FREDY MARCI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23808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 133 2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785580</text:p>
          </table:table-cell>
          <table:table-cell table:style-name="Tabla2.D3" office:value-type="string">
            <text:p text:style-name="P23">4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1:00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